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6">
      <style:paragraph-properties fo:text-align="start" style:justify-single-word="false"/>
      <style:text-properties style:font-name="Times New Roman" style:text-underline-style="none" fo:font-weight="normal" officeooo:rsid="001c6d45" officeooo:paragraph-rsid="001451c3" style:font-weight-asian="normal" style:font-weight-complex="normal"/>
    </style:style>
    <style:style style:name="P2" style:family="paragraph" style:parent-style-name="Standard" style:list-style-name="L17">
      <style:paragraph-properties fo:text-align="start" style:justify-single-word="false"/>
      <style:text-properties style:font-name="Times New Roman" style:text-underline-style="none" fo:font-weight="normal" officeooo:rsid="001c6d45" officeooo:paragraph-rsid="001451c3" style:font-weight-asian="normal" style:font-weight-complex="normal"/>
    </style:style>
    <style:style style:name="P3" style:family="paragraph" style:parent-style-name="Standard" style:list-style-name="L21">
      <style:paragraph-properties fo:text-align="start" style:justify-single-word="false"/>
      <style:text-properties style:font-name="Times New Roman" style:text-underline-style="none" fo:font-weight="normal" officeooo:rsid="001c6d45" officeooo:paragraph-rsid="001451c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c6d45" officeooo:paragraph-rsid="001451c3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1451c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451c3" style:font-weight-asian="normal" style:font-weight-complex="normal"/>
    </style:style>
    <style:style style:name="P7" style:family="paragraph" style:parent-style-name="Standard" style:list-style-name="L18">
      <style:paragraph-properties fo:text-align="start" style:justify-single-word="false"/>
      <style:text-properties style:font-name="Times New Roman" style:text-underline-style="none" fo:font-weight="normal" officeooo:rsid="001d70d3" officeooo:paragraph-rsid="001451c3" style:font-weight-asian="normal" style:font-weight-complex="normal"/>
    </style:style>
    <style:style style:name="P8" style:family="paragraph" style:parent-style-name="Standard" style:list-style-name="L20">
      <style:paragraph-properties fo:text-align="start" style:justify-single-word="false"/>
      <style:text-properties style:font-name="Times New Roman" style:text-underline-style="none" fo:font-weight="normal" officeooo:rsid="001d70d3" officeooo:paragraph-rsid="001451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1451c3" style:font-weight-asian="normal" style:font-weight-complex="normal"/>
    </style:style>
    <style:style style:name="P10" style:family="paragraph" style:parent-style-name="Standard" style:list-style-name="L14">
      <style:paragraph-properties fo:text-align="start" style:justify-single-word="false"/>
      <style:text-properties style:font-name="Times New Roman" style:text-underline-style="none" fo:font-weight="normal" officeooo:rsid="001be309" officeooo:paragraph-rsid="001451c3" style:font-weight-asian="normal" style:font-weight-complex="normal"/>
    </style:style>
    <style:style style:name="P11" style:family="paragraph" style:parent-style-name="Standard" style:list-style-name="L15">
      <style:paragraph-properties fo:text-align="start" style:justify-single-word="false"/>
      <style:text-properties style:font-name="Times New Roman" style:text-underline-style="none" fo:font-weight="normal" officeooo:rsid="001be309" officeooo:paragraph-rsid="001451c3" style:font-weight-asian="normal" style:font-weight-complex="normal"/>
    </style:style>
    <style:style style:name="P12" style:family="paragraph" style:parent-style-name="Standard" style:list-style-name="L19">
      <style:paragraph-properties fo:text-align="start" style:justify-single-word="false"/>
      <style:text-properties style:font-name="Times New Roman" style:text-underline-style="none" fo:font-weight="normal" officeooo:rsid="001be309" officeooo:paragraph-rsid="001451c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f224d" officeooo:paragraph-rsid="001451c3" style:font-weight-asian="normal" style:font-weight-complex="normal"/>
    </style:style>
    <style:style style:name="P14" style:family="paragraph" style:parent-style-name="Standard" style:list-style-name="L22">
      <style:paragraph-properties fo:text-align="start" style:justify-single-word="false"/>
      <style:text-properties style:font-name="Times New Roman" style:text-underline-style="none" fo:font-weight="normal" officeooo:rsid="001451c3" officeooo:paragraph-rsid="001451c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51c3" officeooo:paragraph-rsid="001451c3" style:font-weight-asian="normal" style:font-weight-complex="normal"/>
    </style:style>
    <style:style style:name="P16" style:family="paragraph" style:parent-style-name="Standard" style:list-style-name="L23">
      <style:paragraph-properties fo:text-align="start" style:justify-single-word="false"/>
      <style:text-properties style:font-name="Times New Roman" style:text-underline-style="none" fo:font-weight="normal" officeooo:rsid="001451c3" officeooo:paragraph-rsid="001451c3" style:font-weight-asian="normal" style:font-weight-complex="normal"/>
    </style:style>
    <style:style style:name="P17" style:family="paragraph" style:parent-style-name="Standard" style:list-style-name="L24">
      <style:paragraph-properties fo:text-align="start" style:justify-single-word="false"/>
      <style:text-properties style:font-name="Times New Roman" style:text-underline-style="none" fo:font-weight="normal" officeooo:rsid="0015d8a2" officeooo:paragraph-rsid="0015d8a2" style:font-weight-asian="normal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style:font-name="Times New Roman" style:text-underline-style="none" fo:font-weight="normal" officeooo:rsid="0015d8a2" officeooo:paragraph-rsid="0015d8a2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451c3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451c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1451c3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4478e" officeooo:paragraph-rsid="001451c3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e9f52" officeooo:paragraph-rsid="001451c3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be309" officeooo:paragraph-rsid="001451c3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451c3" style:font-style-asian="italic" style:font-weight-asian="normal" style:font-style-complex="italic" style:font-weight-complex="normal"/>
    </style:style>
    <style:style style:name="P26" style:family="paragraph" style:parent-style-name="Standard" style:list-style-name="L13">
      <style:paragraph-properties fo:text-align="start" style:justify-single-word="false"/>
      <style:text-properties style:font-name="Times New Roman" fo:font-style="italic" style:text-underline-style="none" fo:font-weight="normal" officeooo:rsid="001d70d3" officeooo:paragraph-rsid="001451c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1451c3" style:font-style-asian="italic" style:font-weight-asian="normal" style:font-style-complex="italic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style:font-name="Times New Roman" fo:font-style="normal" style:text-underline-style="none" fo:font-weight="normal" officeooo:rsid="001be309" officeooo:paragraph-rsid="001451c3" style:font-style-asian="normal" style:font-weight-asian="normal" style:font-style-complex="normal" style:font-weight-complex="normal"/>
    </style:style>
    <style:style style:name="P29" style:family="paragraph" style:parent-style-name="Standard" style:list-style-name="L13">
      <style:paragraph-properties fo:text-align="start" style:justify-single-word="false"/>
      <style:text-properties style:font-name="Times New Roman" fo:font-style="normal" style:text-underline-style="none" fo:font-weight="normal" officeooo:rsid="001451c3" officeooo:paragraph-rsid="001451c3" style:font-style-asian="normal" style:font-weight-asian="normal" style:font-style-complex="normal" style:font-weight-complex="normal"/>
    </style:style>
    <style:style style:name="T1" style:family="text">
      <style:text-properties officeooo:rsid="001be309"/>
    </style:style>
    <style:style style:name="T2" style:family="text">
      <style:text-properties officeooo:rsid="0012dd44"/>
    </style:style>
    <style:style style:name="T3" style:family="text">
      <style:text-properties officeooo:rsid="000e9f52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51c3" style:font-style-asian="normal" style:font-style-complex="normal"/>
    </style:style>
    <style:style style:name="T6" style:family="text">
      <style:text-properties officeooo:rsid="001c6d4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e309" style:font-style-asian="italic" style:font-style-complex="italic"/>
    </style:style>
    <style:style style:name="T9" style:family="text">
      <style:text-properties fo:font-style="italic" officeooo:rsid="001451c3" style:font-style-asian="italic" style:font-style-complex="italic"/>
    </style:style>
    <style:style style:name="T10" style:family="text">
      <style:text-properties officeooo:rsid="001451c3"/>
    </style:style>
    <style:style style:name="T11" style:family="text">
      <style:text-properties officeooo:rsid="0015d8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0">Systems Programming </text:span>Exam Notes</text:p>
      <text:p text:style-name="P19"/>
      <text:list xml:id="list2392955250" text:style-name="L2">
        <text:list-item>
          <text:p text:style-name="P5"><text:span text:style-name="T2">Two </text:span>hour Exam</text:p>
        </text:list-item>
        <text:list-item>
          <text:p text:style-name="P5">Answer <text:span text:style-name="T10">2 of 3 Questions</text:span></text:p>
        </text:list-item>
        <text:list-item>
          <text:p text:style-name="P5"><text:span text:style-name="T10">1 hour </text:span>per question</text:p>
        </text:list-item>
      </text:list>
      <text:p text:style-name="P21"/>
      <text:p text:style-name="P21">Notes</text:p>
      <text:p text:style-name="P21"/>
      <text:list xml:id="list2737994201" text:style-name="L12">
        <text:list-item>
          <text:p text:style-name="P18">Learn pointers well</text:p>
        </text:list-item>
        <text:list-item>
          <text:p text:style-name="P18">Learn basic input/output reading/displaying</text:p>
        </text:list-item>
        <text:list-item>
          <text:p text:style-name="P18">Know how to work with strings</text:p>
        </text:list-item>
        <text:list-item>
          <text:p text:style-name="P18">Knowledge of headers </text:p>
        </text:list-item>
        <text:list-item>
          <text:p text:style-name="P18">Linking, compiling with headers</text:p>
        </text:list-item>
      </text:list>
      <text:p text:style-name="P9"/>
      <text:p text:style-name="P22">Layout</text:p>
      <text:p text:style-name="P22"/>
      <text:p text:style-name="P23"/>
      <text:p text:style-name="P9">Q1 –<text:span text:style-name="T4"> </text:span><text:span text:style-name="T5">String Functions</text:span></text:p>
      <text:p text:style-name="P9">Q2 – <text:span text:style-name="T10">Headers and Command Line Args</text:span></text:p>
      <text:p text:style-name="P9">Q3 – <text:span text:style-name="T11">Error Fixing</text:span></text:p>
      <text:p text:style-name="P9"/>
      <text:p text:style-name="P20"><text:span text:style-name="T10">Sample Exam</text:span> Exam:</text:p>
      <text:p text:style-name="P27"/>
      <text:p text:style-name="P6"><text:span text:style-name="T7">Q1 (a) – </text:span><text:span text:style-name="T9">DNS String Checking</text:span></text:p>
      <text:p text:style-name="P24"/>
      <text:list xml:id="list3277978921" text:style-name="L13">
        <text:list-item>
          <text:p text:style-name="P29">Given schematic of Domain Names</text:p>
        </text:list-item>
        <text:list-item>
          <text:p text:style-name="P29">Asked to perform string checking</text:p>
        </text:list-item>
      </text:list>
      <text:p text:style-name="P6"/>
      <text:p text:style-name="P25">Q1 (b) – <text:span text:style-name="T10">DNS String Checking</text:span></text:p>
      <text:p text:style-name="P6"/>
      <text:list xml:id="list2971835933" text:style-name="L22">
        <text:list-item>
          <text:p text:style-name="P14">Using a) write function to compare identical strings</text:p>
        </text:list-item>
        <text:list-item>
          <text:p text:style-name="P14">Ignore case</text:p>
        </text:list-item>
      </text:list>
      <text:p text:style-name="P15"/>
      <text:p text:style-name="P6"><text:span text:style-name="T7">Q</text:span><text:span text:style-name="T9">2</text:span><text:span text:style-name="T7"> (a) – </text:span><text:span text:style-name="T9">Headers &amp; Command Line Args</text:span></text:p>
      <text:p text:style-name="P24"/>
      <text:list xml:id="list80360249866915" text:continue-list="list3277978921" text:style-name="L13">
        <text:list-item>
          <text:p text:style-name="P29">Given a header file</text:p>
        </text:list-item>
        <text:list-item>
          <text:p text:style-name="P29">Write a main program to use header file functionality</text:p>
        </text:list-item>
      </text:list>
      <text:p text:style-name="P6"/>
      <text:p text:style-name="P25">Q<text:span text:style-name="T10">2</text:span> (b) – <text:span text:style-name="T10">Compiling, Linking Testing</text:span></text:p>
      <text:p text:style-name="P6"/>
      <text:list xml:id="list824378314" text:style-name="L23">
        <text:list-item>
          <text:p text:style-name="P16">Describe the process of compiling linking and testing file</text:p>
        </text:list-item>
        <text:list-item>
          <text:p text:style-name="P16">Makefile if you like</text:p>
        </text:list-item>
      </text:list>
      <text:p text:style-name="P15"/>
      <text:p text:style-name="P6"><text:span text:style-name="T7">Q</text:span><text:span text:style-name="T9">3 </text:span><text:span text:style-name="T7">(a) – </text:span><text:span text:style-name="T9">Error Identification</text:span></text:p>
      <text:p text:style-name="P24"/>
      <text:list xml:id="list80359822843961" text:continue-list="list80360249866915" text:style-name="L13">
        <text:list-item>
          <text:p text:style-name="P29">Given a basic C program</text:p>
        </text:list-item>
        <text:list-item>
          <text:p text:style-name="P29">Asked to <text:span text:style-name="T11">identify errors</text:span></text:p>
        </text:list-item>
      </text:list>
      <text:p text:style-name="P6"/>
      <text:p text:style-name="P25">Q<text:span text:style-name="T10">3 </text:span>(b) – <text:span text:style-name="T11">Error fixing</text:span></text:p>
      <text:p text:style-name="P6"/>
      <text:list xml:id="list109131319" text:style-name="L24">
        <text:list-item>
          <text:p text:style-name="P17">Write another C program to fix any errors you believe to be pres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0:50.103448835</meta:creation-date>
    <dc:date>2018-04-10T08:03:59.382398699</dc:date>
    <meta:editing-duration>PT2M34S</meta:editing-duration>
    <meta:editing-cycles>1</meta:editing-cycles>
    <meta:document-statistic meta:table-count="0" meta:image-count="0" meta:object-count="0" meta:page-count="1" meta:paragraph-count="32" meta:word-count="170" meta:character-count="914" meta:non-whitespace-character-count="785"/>
    <meta:generator>LibreOffice/5.4.6.2$Linux_X86_64 LibreOffice_project/40m0$Build-2</meta:generator>
  </office:meta>
</office:document-meta>
</file>